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style>
    <style:style style:name="P3" style:family="paragraph" style:parent-style-name="Standard" style:master-page-name="Standard">
      <style:paragraph-properties fo:margin-left="0in" fo:margin-right="0in" fo:text-align="start" style:justify-single-word="false" fo:text-indent="0in" style:auto-text-indent="false" style:page-number="auto"/>
    </style:style>
    <style:style style:name="P4" style:family="paragraph" style:parent-style-name="Standard">
      <style:paragraph-properties fo:margin-left="0.5in" fo:margin-right="0in" fo:text-align="start" style:justify-single-word="false" fo:text-indent="-0.5in" style:auto-text-indent="false"/>
    </style:style>
    <style:style style:name="P5" style:family="paragraph" style:parent-style-name="Standard">
      <style:paragraph-properties fo:margin-left="1in" fo:margin-right="0in" fo:text-align="start" style:justify-single-word="false" fo:text-indent="-0.5in" style:auto-text-indent="false"/>
    </style:style>
    <style:style style:name="P6" style:family="paragraph" style:parent-style-name="Standard">
      <style:paragraph-properties fo:margin-left="1.5in" fo:margin-right="0in" fo:text-align="start" style:justify-single-word="false" fo:text-indent="-0.5in" style:auto-text-indent="false"/>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fo:font-style="italic" style:text-underline-style="none"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SaaS Passport Uptime Add-On</text:span></text:p>
      <text:p text:style-name="P2"><text:span text:style-name="T2">Version 1.0.0-pre.2</text:span></text:p>
      <text:p text:style-name="P4"><text:span text:style-name="T1">1.</text:span><text:tab/><text:span text:style-name="T3">Ensure Service Levels</text:span><text:span text:style-name="T1">. </text:span></text:p>
      <text:p text:style-name="P5"><text:span text:style-name="T1">(a)</text:span><text:tab/><text:span text:style-name="T3">Service-Level Agreement</text:span><text:span text:style-name="T1">. So long as Customer's use of the Service remains within the Use Limits, Provider agrees to host the Service with Uptime of no less than the </text:span><text:span text:style-name="T2">Uptime Commitment</text:span><text:span text:style-name="T1"> listed on the Rider. If the Rider does not say, the Uptime Commitment is 99.9%.</text:span></text:p>
      <text:p text:style-name="P5"><text:span text:style-name="T1">(b)</text:span><text:tab/><text:span text:style-name="T3">Give Credits for Low Uptime</text:span><text:span text:style-name="T1">. Provider agrees to credit Customer's account on Notice and verification that Provider failed to provide service according to </text:span><text:span text:style-name="T3">Section 1(a) (Service-Level Agreement)</text:span><text:span text:style-name="T1"> in the current Billing Period or any of the three prior Billing Periods, according to the Rider. If the Rider does not say, Provider agrees to credit Customer's account:</text:span></text:p>
      <text:p text:style-name="P6"><text:span text:style-name="T1">(i)</text:span><text:tab/><text:span text:style-name="T1">5% of Fees for any Billing Period with Uptime between zero and one percentage point less than the Uptime Commitment</text:span></text:p>
      <text:p text:style-name="P6"><text:span text:style-name="T1">(ii)</text:span><text:tab/><text:span text:style-name="T1">10% of Fees for any Billing Period with Uptime between one and two percentage points less than the Uptime Commitment</text:span></text:p>
      <text:p text:style-name="P6"><text:span text:style-name="T1">(iii)</text:span><text:tab/><text:span text:style-name="T1">25% of Fees for any Billing Period with Uptime at or below three percentage points less than the Uptime Commitment</text:span></text:p>
      <text:p text:style-name="P5"><text:span text:style-name="T1">(c)</text:span><text:tab/><text:span text:style-name="T3">Apply Credits</text:span><text:span text:style-name="T1">. Provider agrees to apply credits under </text:span><text:span text:style-name="T3">Section 1(b) (Give Credits for Low Uptime)</text:span><text:span text:style-name="T1"> against Customer's obligations to pay Fees as soon as possible. Provider does not agree to refund any credits.</text:span></text:p>
      <text:p text:style-name="P5"><text:span text:style-name="T1">(d)</text:span><text:tab/><text:span text:style-name="T3">Refund Fees for Low Uptime</text:span><text:span text:style-name="T1">. If Provider credits Customer's account under </text:span><text:span text:style-name="T3">Section 1(b) (Give Credits for Low Uptime)</text:span><text:span text:style-name="T1"> for three Billing Periods in a row, and Customer ends this agreement at the end of those Billing Periods, citing low Uptime, Provider agrees to refund all Fees that Customer paid for the three Billing Periods, as well as any Prepaid Fees.</text:span></text:p>
      <text:p text:style-name="P4"><text:span text:style-name="T1">2.</text:span><text:tab/><text:span text:style-name="T3">Agreed Legal Remedy</text:span><text:span text:style-name="T1">. Customer's only legal remedies for failures to meet </text:span><text:span text:style-name="T3">Section 1(a) (Service-Level Agreement)</text:span><text:span text:style-name="T1"> will be credits under </text:span><text:span text:style-name="T3">Section 1(b) (Give Credits for Low Uptime)</text:span><text:span text:style-name="T1"> and refunds under </text:span><text:span text:style-name="T3">Section 1(d) (Refund Fees for Low Uptime)</text:span><text:span text:style-name="T1">.</text:span></text:p>
      <text:p text:style-name="P4"><text:span text:style-name="T1">3.</text:span><text:tab/><text:span text:style-name="T3">Definitions</text:span><text:span text:style-name="T1">. </text:span></text:p>
      <text:p text:style-name="P5"><text:span text:style-name="T1">(a)</text:span><text:tab/><text:span text:style-name="T1">The following terms mean the same in this add-on as in the base terms: </text:span><text:span text:style-name="T2">Base Terms</text:span><text:span text:style-name="T1">, </text:span><text:span text:style-name="T2">Billing Period</text:span><text:span text:style-name="T1">, </text:span><text:span text:style-name="T2">Billing Periods</text:span><text:span text:style-name="T1">, </text:span><text:span text:style-name="T2">Customer</text:span><text:span text:style-name="T1">, </text:span><text:span text:style-name="T2">Feature Set</text:span><text:span text:style-name="T1">, </text:span><text:span text:style-name="T2">Fees</text:span><text:span text:style-name="T1">, </text:span><text:span text:style-name="T2">Notice</text:span><text:span text:style-name="T1">, </text:span><text:span text:style-name="T2">Prepaid Fees</text:span><text:span text:style-name="T1">, </text:span><text:span text:style-name="T2">Provider</text:span><text:span text:style-name="T1">, </text:span><text:span text:style-name="T2">Rider</text:span><text:span text:style-name="T1">, </text:span><text:span text:style-name="T2">Service</text:span><text:span text:style-name="T1">, </text:span><text:span text:style-name="T2">Use Limits</text:span><text:span text:style-name="T1">, </text:span><text:span text:style-name="T2">Users</text:span><text:span text:style-name="T1">.</text:span></text:p>
      <text:p text:style-name="P5"><text:span text:style-name="T1">(b)</text:span><text:tab/><text:span text:style-name="T2">Uptime</text:span><text:span text:style-name="T1"> means the percentage of wall-clock time during a Billing Period when Users can use substantially all of the Feature Set of the Service, subject to the "Valid Excuses" section of the Base Terms.</text:span></text:p>
      <text:p text:style-name="P1">[Document end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5-02-02T04:09:00</meta:creation-date>
    <dc:date>2015-02-02T04:09:00</dc:date>
    <meta:editing-duration>P0D</meta:editing-duration>
    <meta:generator>LibreOffice/5.2.7.2$Linux_X86_64 LibreOffice_project/20m0$Build-2</meta:generator>
    <meta:document-statistic meta:table-count="0" meta:image-count="0" meta:object-count="0" meta:page-count="1" meta:paragraph-count="15" meta:word-count="382" meta:character-count="2329" meta:non-whitespace-character-count="19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